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5D0000004CEF046F6C0C42FB4C.png" manifest:media-type="image/png"/>
  <manifest:file-entry manifest:full-path="Pictures/10000200000001E20000004613FBE0556271CFE4.gif" manifest:media-type="image/gif"/>
  <manifest:file-entry manifest:full-path="Pictures/100002010000006E0000006EC7782D05B18A85A9.png" manifest:media-type="image/png"/>
  <manifest:file-entry manifest:full-path="Pictures/1000000000000020000000204B249CA79A42C6D7.png" manifest:media-type="image/png"/>
  <manifest:file-entry manifest:full-path="Pictures/1000000000000708000004B0C09A3CDBA2FCD6C9.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adornments="Regular"/>
    <style:font-face style:name="Arial1" svg:font-family="Arial" style:font-family-generic="swiss"/>
    <style:font-face style:name="DejaVu Sans1" svg:font-family="'DejaVu Sans'" style:font-pitch="variable"/>
    <style:font-face style:name="HG Mincho Light J" svg:font-family="'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msmincho" svg:font-family="msminch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fill-color="#eeeeee" draw:textarea-vertical-align="middle"/>
    </style:style>
    <style:style style:name="gr2" style:family="graphic" style:parent-style-name="standard">
      <style:graphic-properties svg:stroke-width="0.212cm" svg:stroke-color="#000000" draw:marker-start-width="0.618cm" draw:marker-end-width="0.618cm" svg:stroke-opacity="100%" draw:fill="none" draw:textarea-horizontal-align="justify" draw:textarea-vertical-align="middle" draw:auto-grow-height="false" fo:min-height="27.69cm" fo:min-width="21.09cm" fo:padding-top="0.231cm" fo:padding-bottom="0.231cm" fo:padding-left="0.356cm" fo:padding-right="0.356cm"/>
    </style:style>
    <style:style style:name="gr3" style:family="graphic" style:parent-style-name="standard">
      <style:graphic-properties draw:stroke="none" svg:stroke-color="#000000" draw:fill="none" draw:fill-color="#ffffff" draw:textarea-horizontal-align="left" draw:auto-grow-height="true" draw:auto-grow-width="false" fo:min-height="9.681cm" fo:min-width="0cm"/>
    </style:style>
    <style:style style:name="gr4" style:family="graphic" style:parent-style-name="standard">
      <style:graphic-properties draw:stroke="none" draw:fill="none" fo:min-height="2.643cm"/>
    </style:style>
    <style:style style:name="gr5" style:family="graphic" style:parent-style-name="standard">
      <style:graphic-properties draw:fill-color="#eeeeee" draw:textarea-vertical-align="middle"/>
    </style:style>
    <style:style style:name="gr6" style:family="graphic" style:parent-style-name="standard">
      <style:graphic-properties draw:stroke="solid" svg:stroke-width="0.212cm" svg:stroke-color="#000000" draw:marker-start-width="0.618cm" draw:marker-end-width="0.618cm" draw:fill="none" draw:textarea-horizontal-align="justify" draw:textarea-vertical-align="middle" draw:auto-grow-height="false" fo:min-height="4.618cm" fo:min-width="39.928cm" fo:padding-top="0.231cm" fo:padding-bottom="0.231cm" fo:padding-left="0.356cm" fo:padding-right="0.356cm"/>
    </style:style>
    <style:style style:name="gr7" style:family="graphic">
      <style:graphic-properties style:protect="size"/>
    </style:style>
    <style:style style:name="gr8" style:family="graphic" style:parent-style-name="standard">
      <style:graphic-properties svg:stroke-width="0.106cm" svg:stroke-color="#000000" draw:marker-start-width="0.459cm" draw:marker-end-width="0.459cm" svg:stroke-opacity="100%" draw:fill="none" draw:textarea-horizontal-align="justify" draw:textarea-vertical-align="middle" draw:auto-grow-height="false" fo:min-height="27.584cm" fo:min-width="20.984cm" fo:padding-top="0.178cm" fo:padding-bottom="0.178cm" fo:padding-left="0.303cm" fo:padding-right="0.303cm"/>
    </style:style>
    <style:style style:name="pr1" style:family="presentation" style:parent-style-name="VandyOnly12-title">
      <style:graphic-properties draw:fill="none" draw:fill-color="#ffffff" draw:auto-grow-height="true" fo:min-height="5.685cm"/>
    </style:style>
    <style:style style:name="pr2" style:family="presentation" style:parent-style-name="VandyOnly12-subtitle">
      <style:graphic-properties draw:stroke="none" svg:stroke-width="0.212cm" svg:stroke-color="#3333ff" draw:marker-start-width="0.518cm" draw:marker-end-width="0.518cm" draw:fill="solid" draw:fill-color="#eeeeee" draw:auto-grow-height="false" fo:min-height="182.88cm" fo:padding-top="0.106cm" fo:padding-bottom="0.106cm" fo:padding-left="0.106cm" fo:padding-right="0.106cm"/>
    </style:style>
    <style:style style:name="pr3" style:family="presentation" style:parent-style-name="VandyOnly12-subtitle">
      <style:graphic-properties draw:stroke="none" svg:stroke-width="0.212cm" draw:marker-start-width="0.518cm" draw:marker-end-width="0.518cm" draw:fill="solid" draw:fill-color="#eeeeee" draw:auto-grow-height="true" fo:min-height="9.639cm" fo:padding-top="0.106cm" fo:padding-bottom="0.106cm" fo:padding-left="0.106cm" fo:padding-right="0.106cm"/>
    </style:style>
    <style:style style:name="pr4" style:family="presentation" style:parent-style-name="VandyOnly12-subtitle">
      <style:graphic-properties draw:stroke="none" svg:stroke-width="0.212cm" draw:marker-start-width="0.518cm" draw:marker-end-width="0.518cm" draw:fill="solid" draw:fill-color="#eeeeee" draw:auto-grow-height="true" fo:min-height="12.792cm" fo:padding-top="0.106cm" fo:padding-bottom="0.106cm" fo:padding-left="0.106cm" fo:padding-right="0.106cm"/>
    </style:style>
    <style:style style:name="pr5" style:family="presentation" style:parent-style-name="VandyOnly12-notes">
      <style:graphic-properties draw:fill-color="#ffffff" draw:auto-grow-height="true" fo:min-height="9.998cm"/>
    </style:style>
    <style:style style:name="pr6" style:family="presentation" style:parent-style-name="VandyOnly12-title">
      <style:graphic-properties draw:auto-grow-height="true" fo:min-height="8.467cm"/>
    </style:style>
    <style:style style:name="pr7" style:family="presentation" style:parent-style-name="VandyOnly12-subtitle">
      <style:graphic-properties draw:fill-color="#ffffff" draw:auto-grow-height="true" fo:min-height="42.012cm"/>
    </style:style>
    <style:style style:name="P1" style:family="paragraph">
      <loext:graphic-properties draw:fill-color="#eeeeee"/>
      <style:paragraph-properties fo:text-align="center"/>
    </style:style>
    <style:style style:name="P2" style:family="paragraph">
      <loext:graphic-properties draw:fill="none" draw:fill-color="#ffffff"/>
      <style:text-properties fo:font-size="80pt" fo:text-shadow="1pt 1pt" fo:font-weight="bold" style:font-size-asian="80pt" style:font-weight-asian="bold" style:font-size-complex="80pt" style:font-weight-complex="bold"/>
    </style:style>
    <style:style style:name="P3" style:family="paragraph">
      <loext:graphic-properties draw:fill="solid" draw:fill-color="#eeeeee"/>
      <style:text-properties fo:font-size="48pt" fo:font-weight="bold" style:font-size-asian="48pt" style:font-weight-asian="bold" style:font-size-complex="48pt" style:font-weight-complex="bold"/>
    </style:style>
    <style:style style:name="P4" style:family="paragraph">
      <loext:graphic-properties draw:fill="none"/>
      <style:paragraph-properties fo:text-align="center"/>
    </style:style>
    <style:style style:name="P5" style:family="paragraph">
      <loext:graphic-properties draw:fill="none" draw:fill-color="#ffffff"/>
      <style:text-properties fo:font-size="36pt" style:font-size-asian="36pt" style:font-size-complex="36pt"/>
    </style:style>
    <style:style style:name="P6" style:family="paragraph">
      <style:paragraph-properties fo:text-align="center"/>
    </style:style>
    <style:style style:name="P7" style:family="paragraph">
      <loext:graphic-properties draw:fill-color="#eeeeee"/>
      <style:paragraph-properties fo:text-align="center"/>
      <style:text-properties fo:font-size="36pt" style:font-size-asian="36pt" style:font-size-complex="36pt"/>
    </style:style>
    <style:style style:name="P8" style:family="paragraph">
      <loext:graphic-properties draw:fill-color="#ffffff"/>
    </style:style>
    <style:style style:name="P9" style:family="paragraph">
      <style:text-properties fo:font-size="150pt" fo:font-weight="bold" style:font-size-asian="150pt" style:font-weight-asian="bold" style:font-size-complex="150pt" style:font-weight-complex="bold"/>
    </style:style>
    <style:style style:name="P10" style:family="paragraph">
      <loext:graphic-properties draw:fill-color="#ffffff"/>
      <style:text-properties fo:font-size="96pt" fo:font-weight="bold" style:font-size-asian="96pt" style:font-weight-asian="bold" style:font-size-complex="96pt" style:font-weight-complex="bold"/>
    </style:style>
    <style:style style:name="T1" style:family="text">
      <style:text-properties fo:font-size="80pt" fo:text-shadow="1pt 1pt" fo:font-weight="bold" style:font-size-asian="80pt" style:font-weight-asian="bold" style:font-size-complex="80pt" style:font-weight-complex="bold"/>
    </style:style>
    <style:style style:name="T2" style:family="text">
      <style:text-properties fo:font-size="72pt" fo:font-weight="bold" style:font-size-asian="72pt" style:font-weight-asian="bold" style:font-size-complex="72pt" style:font-weight-complex="bold"/>
    </style:style>
    <style:style style:name="T3" style:family="text">
      <style:text-properties fo:font-size="48pt" fo:font-weight="normal" style:font-size-asian="48pt" style:font-weight-asian="normal" style:font-size-complex="48pt" style:font-weight-complex="normal"/>
    </style:style>
    <style:style style:name="T4" style:family="text">
      <style:text-properties fo:font-size="36pt" fo:font-weight="normal" style:font-size-asian="36pt" style:font-weight-asian="normal" style:font-size-complex="36pt" style:font-weight-complex="normal"/>
    </style:style>
    <style:style style:name="T5" style:family="text">
      <style:text-properties fo:font-size="36pt" style:font-size-asian="36pt" style:font-size-complex="36pt"/>
    </style:style>
    <style:style style:name="T6" style:family="text">
      <style:text-properties style:font-name="Cantarell" fo:font-size="36pt" style:font-name-asian="Cantarell" style:font-size-asian="36pt" style:font-name-complex="Cantarell" style:font-size-complex="36pt"/>
    </style:style>
    <style:style style:name="T7" style:family="text">
      <style:text-properties fo:font-size="60pt" style:font-size-asian="60pt" style:font-size-complex="60pt"/>
    </style:style>
    <style:style style:name="T8" style:family="text">
      <style:text-properties style:text-position="33% 58%" fo:font-size="60pt" style:font-size-asian="60pt" style:font-size-complex="60pt"/>
    </style:style>
    <style:style style:name="T9" style:family="text">
      <style:text-properties style:text-position="0% 100%" fo:font-size="60pt" style:font-size-asian="60pt" style:font-size-complex="60pt"/>
    </style:style>
    <style:style style:name="T10" style:family="text">
      <style:text-properties fo:font-size="36pt" fo:font-weight="bold" style:font-size-asian="36pt" style:font-weight-asian="bold" style:font-size-complex="36pt" style:font-weight-complex="bold"/>
    </style:style>
    <style:style style:name="T11" style:family="text">
      <style:text-properties fo:font-size="150pt" fo:font-weight="bold" style:font-size-asian="150pt" style:font-weight-asian="bold" style:font-size-complex="150pt" style:font-weight-complex="bold"/>
    </style:style>
    <style:style style:name="T12" style:family="text">
      <style:text-properties fo:font-size="96pt" fo:font-weight="bold" style:font-size-asian="96pt" style:font-weight-asian="bold" style:font-size-complex="9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office:automatic-styles>
  <office:body>
    <office:presentation>
      <presentation:footer-decl presentation:name="ftr1">Gabella Rel Binaries</presentation:footer-decl>
      <presentation:date-time-decl presentation:name="dtd1" presentation:source="current-date" style:data-style-name="D5"/>
      <draw:page draw:name="page1" draw:style-name="dp1" draw:master-page-name="VandyOnly12" presentation:presentation-page-layout-name="AL1T0" presentation:use-footer-name="ftr1" presentation:use-date-time-name="dtd1">
        <office:forms form:automatic-focus="false" form:apply-design-mode="false"/>
        <draw:rect draw:style-name="gr1" draw:text-style-name="P1" draw:layer="layout" svg:width="107.188cm" svg:height="20.989cm" svg:x="7.612cm" svg:y="1.495cm">
          <text:p/>
        </draw:rect>
        <draw:frame presentation:style-name="pr1" draw:text-style-name="P2" draw:layer="layout" svg:width="95.126cm" svg:height="5.685cm" svg:x="13.81cm" svg:y="1.281cm" presentation:class="title" presentation:user-transformed="true">
          <draw:text-box>
            <text:p><text:span text:style-name="T1">Music of the Spheres: the gravitational wave signal from exoplanets</text:span></text:p>
          </draw:text-box>
        </draw:frame>
        <draw:frame presentation:style-name="pr2" draw:text-style-name="P3" draw:layer="layout" svg:width="38.1cm" svg:height="23.876cm" svg:x="1.278cm" svg:y="25.908cm" presentation:class="subtitle" presentation:user-transformed="true">
          <draw:text-box>
            <text:p><text:span text:style-name="T2">Abstract</text:span></text:p>
            <text:p><text:span text:style-name="T3"/></text:p>
            <text:p><text:span text:style-name="T4">We focus on a class of sources that has been largely ignored in the science case for the Laser Interferometer Space Antenna (LISA), a joint ESA/NASA space-based gravitational wave mission set to launch in 2034: stellar-exoplanet systems. These systems are a billion times closer, if much less massive, than say supermassive black holes, making exoplanets a potentially observable source class. With typical orbital periods of decades, most exoplanets would emit gravitational radiation at much lower frequencies than the current design of LISA. However, exoplanet surveys have unveiled a surprisingly rich variety of systems, from highly eccentric orbits to hot Jupiters to pulsar planets. Here, we investigate the gravitational wave signal from known exoplanets and predict the total signature of exoplanetary systems in the Milky Way.</text:span></text:p>
          </draw:text-box>
        </draw:frame>
        <draw:custom-shape draw:style-name="gr2" draw:text-style-name="P4" draw:layer="layout" svg:width="21.59cm" svg:height="27.94cm" svg:x="96.52cm" svg:y="58.166cm">
          <text:p/>
          <draw:enhanced-geometry svg:viewBox="0 0 21600 21600" draw:type="rectangle" draw:enhanced-path="M 0 0 L 21600 0 21600 21600 0 21600 0 0 Z N"/>
        </draw:custom-shape>
        <draw:frame presentation:style-name="pr3" draw:text-style-name="P3" draw:layer="layout" svg:width="38.1cm" svg:height="9.851cm" svg:x="1.27cm" svg:y="51.143cm">
          <draw:text-box>
            <text:p><text:span text:style-name="T2">Motivating Question</text:span></text:p>
            <text:p><text:span text:style-name="T4"/></text:p>
            <text:p><text:span text:style-name="T4">How weak are exoplanets in gravitational waves? <text:s/>If very weak individually, there are so many, and so close to us, will LISA see this as background?</text:span></text:p>
          </draw:text-box>
        </draw:frame>
        <draw:frame draw:style-name="gr3" draw:text-style-name="P5" draw:layer="layout" svg:width="100.274cm" svg:height="9.931cm" svg:x="11.486cm" svg:y="11.476cm">
          <draw:text-box>
            <text:p><text:span text:style-name="T5">1-Department of Physics and Astronomy, Vanderbilt University, Nashville, TN 37235 USA</text:span></text:p>
            <text:p><text:span text:style-name="T5">2-Department of Physics and Astronomy, Northwestern University, Evanston, IL 60202 USA, also Center Interdisciplinary Exploration and Research in Astrophysics (CIERA), </text:span></text:p>
            <text:p><text:span text:style-name="T5">Evanston, IL 60202 USA</text:span></text:p>
            <text:p><text:span text:style-name="T5">3-Instituto de Astronom</text:span><text:span text:style-name="T6">í</text:span><text:span text:style-name="T5">a, Universidad Nacional Aut</text:span><text:span text:style-name="T6">ó</text:span><text:span text:style-name="T5">noma de M</text:span><text:span text:style-name="T6">é</text:span><text:span text:style-name="T5">xico, Ciudad Universitaria, 04510, Ciudad de M</text:span><text:span text:style-name="T6">é</text:span><text:span text:style-name="T5">xico, M</text:span><text:span text:style-name="T6">é</text:span><text:span text:style-name="T5">xico</text:span></text:p>
            <text:p><text:span text:style-name="T5">4-Department of Physics, Fisk University, Nasvhille, TN 37208 USA</text:span></text:p>
            <text:p><text:span text:style-name="T5">5-Division of Physics, Math and Astronomy, California Institute of Technology, Pasadena, CA 91125 USA</text:span></text:p>
          </draw:text-box>
        </draw:frame>
        <draw:frame draw:style-name="gr4" draw:text-style-name="P4" draw:layer="layout" svg:width="100.685cm" svg:height="2.893cm" svg:x="11.113cm" svg:y="7.969cm">
          <draw:text-box>
            <text:p text:style-name="P6"><text:span text:style-name="T7">William Gabella</text:span><text:span text:style-name="T8">1</text:span><text:span text:style-name="T9">, Katelyn Breivik</text:span><text:span text:style-name="T8">2</text:span><text:span text:style-name="T9">,Yilen Gomez Maqueo Chew</text:span><text:span text:style-name="T8">3</text:span><text:span text:style-name="T9">,Kelly Holley-Bockelmann</text:span><text:span text:style-name="T8">1,4</text:span><text:span text:style-name="T9">, Brittany Kamai</text:span><text:span text:style-name="T8">5</text:span></text:p>
          </draw:text-box>
        </draw:frame>
        <draw:rect draw:style-name="gr5" draw:text-style-name="P7" draw:layer="layout" svg:width="10.115cm" svg:height="9.144cm" svg:x="1.016cm" svg:y="1.27cm">
          <text:p text:style-name="P6"><text:span text:style-name="T5">VU Logo</text:span></text:p>
        </draw:rect>
        <draw:rect draw:style-name="gr5" draw:text-style-name="P7" draw:layer="layout" svg:width="10.115cm" svg:height="9.144cm" svg:x="111.252cm" svg:y="22.86cm">
          <text:p text:style-name="P6"><text:span text:style-name="T5">UNAM Logo</text:span></text:p>
        </draw:rect>
        <draw:rect draw:style-name="gr5" draw:text-style-name="P7" draw:layer="layout" svg:width="10.115cm" svg:height="9.144cm" svg:x="110.789cm" svg:y="12.446cm">
          <text:p text:style-name="P6"><text:span text:style-name="T5">NW Logo</text:span></text:p>
        </draw:rect>
        <draw:rect draw:style-name="gr5" draw:text-style-name="P7" draw:layer="layout" svg:width="10.115cm" svg:height="9.144cm" svg:x="110.535cm" svg:y="1.524cm">
          <text:p text:style-name="P6"><text:span text:style-name="T5">CalTech Logo</text:span></text:p>
        </draw:rect>
        <draw:rect draw:style-name="gr5" draw:text-style-name="P7" draw:layer="layout" svg:width="10.115cm" svg:height="9.144cm" svg:x="0.807cm" svg:y="11.43cm">
          <text:p text:style-name="P6"><text:span text:style-name="T5">Fisk Logo</text:span></text:p>
        </draw:rect>
        <draw:frame presentation:style-name="pr4" draw:text-style-name="P3" draw:layer="layout" svg:width="38.1cm" svg:height="13.004cm" svg:x="82.55cm" svg:y="76.606cm">
          <draw:text-box>
            <text:p><text:span text:style-name="T2">References</text:span></text:p>
            <text:p><text:span text:style-name="T4">P. C. Peters and J. Mathews, “Gravitational Radiation from Point Masses in Keplerian Orbit,” Phys. Rev. </text:span><text:span text:style-name="T10">131</text:span><text:span text:style-name="T4"> (1963) 435;</text:span></text:p>
            <text:p><text:span text:style-name="T4">M. Maggiore, “Gravitational Waves: Volume 1: Theory and Experiment,” Oxford Univ. Press, 2008;</text:span></text:p>
            <text:p><text:span text:style-name="T4">Amaro-Seoane et al., “Triplets of supermassive black holes: astrophysics, gravitational waves and detection,” Mon. Not. Royal Astro. Soc. </text:span><text:span text:style-name="T10">402</text:span><text:span text:style-name="T4"> (2010) 2308;</text:span></text:p>
          </draw:text-box>
        </draw:frame>
        <draw:custom-shape draw:style-name="gr6" draw:text-style-name="P4" draw:layer="layout" svg:width="40.64cm" svg:height="5.08cm" svg:x="0.008cm" svg:y="45.72cm">
          <text:p/>
          <draw:enhanced-geometry svg:viewBox="0 0 21600 21600" draw:type="rectangle" draw:enhanced-path="M 0 0 L 21600 0 21600 21600 0 21600 0 0 Z N"/>
        </draw:custom-shape>
        <draw:custom-shape draw:style-name="gr6" draw:text-style-name="P4" draw:layer="layout" svg:width="40.64cm" svg:height="5.08cm" svg:x="40.64cm" svg:y="45.72cm">
          <text:p/>
          <draw:enhanced-geometry svg:viewBox="0 0 21600 21600" draw:type="rectangle" draw:enhanced-path="M 0 0 L 21600 0 21600 21600 0 21600 0 0 Z N"/>
        </draw:custom-shape>
        <draw:custom-shape draw:style-name="gr6" draw:text-style-name="P4" draw:layer="layout" svg:width="40.64cm" svg:height="5.08cm" svg:x="81.28cm" svg:y="45.72cm">
          <text:p/>
          <draw:enhanced-geometry svg:viewBox="0 0 21600 21600" draw:type="rectangle" draw:enhanced-path="M 0 0 L 21600 0 21600 21600 0 21600 0 0 Z N"/>
        </draw:custom-shape>
        <draw:frame presentation:style-name="pr3" draw:text-style-name="P3" draw:layer="layout" svg:width="38.1cm" svg:height="9.851cm" svg:x="1.27cm" svg:y="61.744cm">
          <draw:text-box>
            <text:p><text:span text:style-name="T2">Theory - GWs from Binaries</text:span></text:p>
            <text:p><text:span text:style-name="T4"/></text:p>
            <text:p><text:span text:style-name="T4">Masses in orbit exhibit a time-changing mass quadrupole moment and therefore emit GWs (Peters and Mathews, Maggiore). <text:s/>The total power radiated depends on the eccentricity $e$</text:span></text:p>
          </draw:text-box>
        </draw:frame>
        <presentation:notes draw:style-name="dp2">
          <draw:page-thumbnail draw:style-name="gr7" draw:layer="layout" svg:width="13.133cm" svg:height="9.007cm" svg:x="4.537cm" svg:y="2.628cm" draw:page-number="1" presentation:class="page"/>
          <draw:frame presentation:style-name="pr5" draw:text-style-name="P8" draw:layer="layout" svg:width="15.45cm" svg:height="9.998cm" svg:x="3.386cm" svg:y="12.51cm" presentation:class="notes" presentation:placeholder="true">
            <draw:text-box/>
          </draw:frame>
        </presentation:notes>
      </draw:page>
      <draw:page draw:name="page2" draw:style-name="dp1" draw:master-page-name="VandyOnly12" presentation:presentation-page-layout-name="AL1T0" presentation:use-footer-name="ftr1" presentation:use-date-time-name="dtd1">
        <office:forms form:automatic-focus="false" form:apply-design-mode="false"/>
        <draw:frame presentation:style-name="pr6" draw:text-style-name="P9" draw:layer="layout" svg:width="104.144cm" svg:height="8.467cm" svg:x="8.95cm" svg:y="11.326cm" presentation:class="title" presentation:user-transformed="true">
          <draw:text-box>
            <text:p><text:span text:style-name="T11">junk like my 8.5x11 rectangle for layout</text:span></text:p>
          </draw:text-box>
        </draw:frame>
        <draw:frame presentation:style-name="pr7" draw:text-style-name="P10" draw:layer="layout" svg:width="104.144cm" svg:height="42.012cm" svg:x="8.95cm" svg:y="25.404cm" presentation:class="subtitle" presentation:user-transformed="true">
          <draw:text-box>
            <text:p><text:span text:style-name="T12">Abstract</text:span></text:p>
          </draw:text-box>
        </draw:frame>
        <draw:custom-shape draw:style-name="gr8" draw:text-style-name="P4" draw:layer="layout" svg:width="21.59cm" svg:height="27.94cm" svg:x="96.52cm" svg:y="58.166cm">
          <text:p/>
          <draw:enhanced-geometry svg:viewBox="0 0 21600 21600" draw:type="rectangle" draw:enhanced-path="M 0 0 L 21600 0 21600 21600 0 21600 0 0 Z N"/>
        </draw:custom-shape>
        <draw:rect draw:style-name="gr1" draw:text-style-name="P1" draw:layer="layout" svg:width="47.453cm" svg:height="25.4cm" svg:x="3.048cm" svg:y="61.722cm">
          <text:p/>
        </draw:rect>
        <presentation:notes draw:style-name="dp2">
          <draw:page-thumbnail draw:style-name="gr7" draw:layer="layout" svg:width="13.133cm" svg:height="9.007cm" svg:x="4.537cm" svg:y="2.628cm" draw:page-number="2" presentation:class="page"/>
          <draw:frame presentation:style-name="pr5" draw:text-style-name="P8" draw:layer="layout" svg:width="15.45cm" svg:height="9.998cm" svg:x="3.386cm" svg:y="12.5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adornments="Regular"/>
    <style:font-face style:name="Arial1" svg:font-family="Arial" style:font-family-generic="swiss"/>
    <style:font-face style:name="DejaVu Sans1" svg:font-family="'DejaVu Sans'" style:font-pitch="variable"/>
    <style:font-face style:name="HG Mincho Light J" svg:font-family="'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msmincho" svg:font-family="msminch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background" xlink:href="Pictures/1000000000000708000004B0C09A3CDBA2FCD6C9.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3" style:display-name="Default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4" style:display-name="Default_4"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Default_5f_4" style:display-name="Default_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Default_5f_5" style:display-name="Default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5" style:display-name="Default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6" style:display-name="Default_6"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Default_5f_6" style:display-name="Default_6">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ndyOnly1-background" style:family="presentation">
      <style:graphic-properties draw:stroke="none" draw:fill="bitmap" draw:fill-color="#ffffff" draw:fill-image-name="background" draw:fill-image-width="3.316cm" draw:fill-image-height="3.316cm" style:repeat="stretch" draw:fill-image-ref-point-x="0%" draw:fill-image-ref-point-y="0%" draw:fill-image-ref-point="center" draw:tile-repeat-offset="0% vertical" draw:textarea-horizontal-align="center" draw:textarea-vertical-align="middle" draw:shadow="hidden"/>
      <style:paragraph-properties fo:text-align="center"/>
    </style:style>
    <style:style style:name="VandyOnly1-backgroundobjects" style:family="presentation">
      <style:graphic-properties draw:shadow="hidden" draw:shadow-offset-x="0.3cm" draw:shadow-offset-y="0.3cm" draw:shadow-color="#808080">
        <text:list-style style:name="VandyOnly1-backgroundobjects">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VandyOnly1-notes" style:family="presentation">
      <style:graphic-properties draw:stroke="none" draw:fill="none">
        <text:list-style style:name="VandyOnly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VandyOnly1-outline1" style:family="presentation">
      <style:graphic-properties draw:stroke="none" draw:fill="none">
        <text:list-style style:name="VandyOnly1-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8cm" fo:line-height="93%" fo:text-align="start"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line-through-type="none" style:text-position="0% 100%" style:font-name="Arial1" fo:font-family="Arial" style:font-family-generic="swiss" fo:font-size="139.300003051758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VandyOnly1-outline2" style:family="presentation" style:parent-style-name="VandyOnly1-outline1">
      <style:paragraph-properties fo:margin-left="0cm" fo:margin-right="0cm" fo:margin-top="0cm" fo:margin-bottom="1.74cm" fo:line-height="93%" fo:text-align="start"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line-through-type="none" style:text-position="0% 100%" style:font-name="Arial1" fo:font-family="Arial" style:font-family-generic="swiss" fo:font-size="121.900001525879pt" fo:font-style="normal" fo:text-shadow="none" style:text-underline-style="none" fo:font-weight="normal" style:font-name-asian="msmincho" style:font-family-asian="msmincho" style:font-pitch-asian="variable" style:font-size-asian="28pt" style:font-style-asian="normal" style:font-weight-asian="normal" style:font-name-complex="msmincho" style:font-family-complex="msmincho" style:font-pitch-complex="variable" style:font-size-complex="28pt" style:font-style-complex="normal" style:font-weight-complex="normal" style:font-relief="none"/>
    </style:style>
    <style:style style:name="VandyOnly1-outline3" style:family="presentation" style:parent-style-name="VandyOnly1-outline2">
      <style:paragraph-properties fo:margin-left="0cm" fo:margin-right="0cm" fo:margin-top="0cm" fo:margin-bottom="1.297cm" fo:line-height="93%" fo:text-align="start"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line-through-type="none" style:text-position="0% 100%" style:font-name="Arial1" fo:font-family="Arial" style:font-family-generic="swiss" fo:font-size="104.5pt" fo:font-style="normal" fo:text-shadow="none" style:text-underline-style="none" fo:font-weight="normal" style:font-name-asian="msmincho" style:font-family-asian="msmincho" style:font-pitch-asian="variable" style:font-size-asian="24pt" style:font-style-asian="normal" style:font-weight-asian="normal" style:font-name-complex="msmincho" style:font-family-complex="msmincho" style:font-pitch-complex="variable" style:font-size-complex="24pt" style:font-style-complex="normal" style:font-weight-complex="normal" style:font-relief="none"/>
    </style:style>
    <style:style style:name="VandyOnly1-outline4" style:family="presentation" style:parent-style-name="VandyOnly1-outline3">
      <style:paragraph-properties fo:margin-left="0cm" fo:margin-right="0cm" fo:margin-top="0cm" fo:margin-bottom="0.873cm" fo:line-height="93%" fo:text-align="start"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5" style:family="presentation" style:parent-style-name="VandyOnly1-outline4">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6" style:family="presentation" style:parent-style-name="VandyOnly1-outline5">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7" style:family="presentation" style:parent-style-name="VandyOnly1-outline6">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8" style:family="presentation" style:parent-style-name="VandyOnly1-outline7">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Times New Roman" fo:font-family="'Times New Roman'" style:font-family-generic="roman" style:font-pitch="variable"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9" style:family="presentation" style:parent-style-name="VandyOnly1-outline8">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Times New Roman" fo:font-family="'Times New Roman'" style:font-family-generic="roman" style:font-pitch="variable"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subtitle" style:family="presentation">
      <style:graphic-properties draw:stroke="none" draw:fill="none" draw:textarea-vertical-align="middle">
        <text:list-style style:name="VandyOnly1-sub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VandyOnly1-title" style:family="presentation">
      <style:graphic-properties draw:stroke="none" draw:fill="none" draw:textarea-vertical-align="middle">
        <text:list-style style:name="VandyOnly1-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91.5pt" fo:font-style="normal" fo:text-shadow="none" style:text-underline-style="none" fo:font-weight="normal" style:font-name-asian="msmincho" style:font-family-asian="msmincho" style:font-pitch-asian="variable" style:font-size-asian="44pt" style:font-style-asian="normal" style:font-weight-asian="normal" style:font-name-complex="msmincho" style:font-family-complex="msmincho" style:font-pitch-complex="variable" style:font-size-complex="44pt" style:font-style-complex="normal" style:font-weight-complex="normal" style:text-emphasize="none" style:font-relief="none"/>
    </style:style>
    <style:style style:name="VandyOnly11-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style>
    <style:style style:name="VandyOnly11-backgroundobjects" style:family="presentation">
      <style:graphic-properties draw:shadow="hidden" draw:shadow-offset-x="0.3cm" draw:shadow-offset-y="0.3cm" draw:shadow-color="#808080"/>
    </style:style>
    <style:style style:name="VandyOnly11-notes" style:family="presentation">
      <style:graphic-properties draw:stroke="none" draw:fill="none">
        <text:list-style style:name="VandyOnly1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0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font-relief="none"/>
    </style:style>
    <style:style style:name="VandyOnly11-outline1" style:family="presentation">
      <style:graphic-properties draw:stroke="none" draw:fill="none">
        <text:list-style style:name="VandyOnly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71cm" fo:text-indent="0cm"/>
      <style:text-properties style:use-window-font-color="true" style:text-outline="false" style:text-line-through-style="none" style:text-line-through-type="none" style:font-name="Arial" fo:font-family="Arial" style:font-family-generic="swiss" style:font-pitch="variable" fo:font-size="139.30000305175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1-outline2" style:family="presentation" style:parent-style-name="VandyOnly11-outline1">
      <style:paragraph-properties fo:margin-left="10.432cm" fo:margin-right="0cm" fo:margin-top="0cm" fo:margin-bottom="1.736cm" fo:text-indent="-3.477cm"/>
      <style:text-properties style:font-name="Arial" fo:font-family="Arial" style:font-family-generic="swiss" style:font-pitch="variable" fo:font-size="121.900001525879pt" style:font-size-asian="28pt" style:font-size-complex="28pt"/>
    </style:style>
    <style:style style:name="VandyOnly11-outline3" style:family="presentation" style:parent-style-name="VandyOnly11-outline2">
      <style:paragraph-properties fo:margin-left="15.648cm" fo:margin-right="0cm" fo:margin-top="0cm" fo:margin-bottom="1.301cm" fo:text-indent="-2.607cm"/>
      <style:text-properties style:font-name="Arial" fo:font-family="Arial" style:font-family-generic="swiss" style:font-pitch="variable" fo:font-size="104.5pt" style:font-size-asian="24pt" style:font-size-complex="24pt"/>
    </style:style>
    <style:style style:name="VandyOnly11-outline4" style:family="presentation" style:parent-style-name="VandyOnly11-outline3">
      <style:paragraph-properties fo:margin-left="20.862cm" fo:margin-right="0cm" fo:margin-top="0cm" fo:margin-bottom="0.866cm" fo:text-indent="-2.607cm"/>
      <style:text-properties style:font-name="Arial" fo:font-family="Arial" style:font-family-generic="swiss" style:font-pitch="variable" fo:font-size="87.0999984741211pt" style:font-size-asian="20pt" style:font-size-complex="20pt"/>
    </style:style>
    <style:style style:name="VandyOnly11-outline5" style:family="presentation" style:parent-style-name="VandyOnly11-outline4">
      <style:paragraph-properties fo:margin-left="26.075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6" style:family="presentation" style:parent-style-name="VandyOnly11-outline5">
      <style:paragraph-properties fo:margin-left="31.291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7" style:family="presentation" style:parent-style-name="VandyOnly11-outline6">
      <style:paragraph-properties fo:margin-left="36.51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8" style:family="presentation" style:parent-style-name="VandyOnly11-outline7">
      <style:paragraph-properties fo:margin-left="41.724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9" style:family="presentation" style:parent-style-name="VandyOnly11-outline8">
      <style:paragraph-properties fo:margin-left="46.939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subtitle" style:family="presentation">
      <style:graphic-properties draw:stroke="none" draw:fill="none" draw:textarea-vertical-align="middle">
        <text:list-style style:name="VandyOnly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1-title" style:family="presentation">
      <style:graphic-properties draw:stroke="none" draw:fill="none" draw:textarea-vertical-align="middle">
        <text:list-style style:name="VandyOnly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91.5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font-relief="none"/>
    </style:style>
    <style:style style:name="VandyOnly12-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style>
    <style:style style:name="VandyOnly12-backgroundobjects" style:family="presentation">
      <style:graphic-properties draw:shadow="hidden" draw:shadow-offset-x="0.3cm" draw:shadow-offset-y="0.3cm" draw:shadow-color="#808080"/>
    </style:style>
    <style:style style:name="VandyOnly12-notes" style:family="presentation">
      <style:graphic-properties draw:stroke="none" draw:fill="none">
        <text:list-style style:name="VandyOnly1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1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1pt" style:font-style-asian="normal" style:font-weight-asian="normal" style:font-name-complex="Tahoma" style:font-family-complex="Tahoma, Lucidasans, 'Lucida Sans', 'Arial Unicode MS'" style:font-pitch-complex="variable" style:font-size-complex="21pt" style:font-style-complex="normal" style:font-weight-complex="normal" style:font-relief="none"/>
    </style:style>
    <style:style style:name="VandyOnly12-outline1" style:family="presentation">
      <style:graphic-properties draw:stroke="none" draw:fill="none">
        <text:list-style style:name="VandyOnly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Arial" fo:font-family="Arial" style:font-family-generic="swiss" style:font-pitch="variable" fo:font-size="139.30000305175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2-outline2" style:family="presentation" style:parent-style-name="VandyOnly12-outline1">
      <style:paragraph-properties fo:margin-left="10.445cm" fo:margin-right="0cm" fo:margin-top="0cm" fo:margin-bottom="1.74cm" fo:text-indent="0cm"/>
      <style:text-properties style:font-name="Arial" fo:font-family="Arial" style:font-family-generic="swiss" style:font-pitch="variable" fo:font-size="121.900001525879pt" style:font-size-asian="28pt" style:font-size-complex="28pt"/>
    </style:style>
    <style:style style:name="VandyOnly12-outline3" style:family="presentation" style:parent-style-name="VandyOnly12-outline2">
      <style:paragraph-properties fo:margin-left="15.67cm" fo:margin-right="0cm" fo:margin-top="0cm" fo:margin-bottom="1.305cm" fo:text-indent="0cm"/>
      <style:text-properties style:font-name="Arial" fo:font-family="Arial" style:font-family-generic="swiss" style:font-pitch="variable" fo:font-size="104.5pt" style:font-size-asian="24pt" style:font-size-complex="24pt"/>
    </style:style>
    <style:style style:name="VandyOnly12-outline4" style:family="presentation" style:parent-style-name="VandyOnly12-outline3">
      <style:paragraph-properties fo:margin-left="20.892cm" fo:margin-right="0cm" fo:margin-top="0cm" fo:margin-bottom="0.87cm" fo:text-indent="0cm"/>
      <style:text-properties style:font-name="Arial" fo:font-family="Arial" style:font-family-generic="swiss" style:font-pitch="variable" fo:font-size="87.0999984741211pt" style:font-size-asian="20pt" style:font-size-complex="20pt"/>
    </style:style>
    <style:style style:name="VandyOnly12-outline5" style:family="presentation" style:parent-style-name="VandyOnly12-outline4">
      <style:paragraph-properties fo:margin-left="26.116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6" style:family="presentation" style:parent-style-name="VandyOnly12-outline5">
      <style:paragraph-properties fo:margin-left="31.339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7" style:family="presentation" style:parent-style-name="VandyOnly12-outline6">
      <style:paragraph-properties fo:margin-left="36.562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8" style:family="presentation" style:parent-style-name="VandyOnly12-outline7">
      <style:paragraph-properties fo:margin-left="41.785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9" style:family="presentation" style:parent-style-name="VandyOnly12-outline8">
      <style:paragraph-properties fo:margin-left="47.009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subtitle" style:family="presentation">
      <style:graphic-properties draw:stroke="none" draw:fill="none" draw:textarea-vertical-align="middle">
        <text:list-style style:name="VandyOnly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style:text-line-through-type="none" style:font-name="Arial3" fo:font-family="Arial" style:font-style-name="Normal" style:font-family-generic="swiss"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2-title" style:family="presentation">
      <style:graphic-properties draw:stroke="none" draw:fill="none" draw:textarea-vertical-align="middle">
        <text:list-style style:name="VandyOnly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91.5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font-relief="none"/>
    </style:style>
    <style:style style:name="VandyOnly13-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text-properties style:letter-kerning="true"/>
    </style:style>
    <style:style style:name="VandyOnly13-backgroundobjects" style:family="presentation">
      <style:graphic-properties draw:textarea-horizontal-align="justify" draw:shadow="hidden" draw:shadow-offset-x="0.2cm" draw:shadow-offset-y="0.2cm" draw:shadow-color="#808080"/>
      <style:text-properties style:letter-kerning="true"/>
    </style:style>
    <style:style style:name="VandyOnly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ndyOnly13-outline1" style:family="presentation">
      <style:graphic-properties draw:stroke="none" draw:fill="none" draw:auto-grow-height="false" draw:fit-to-size="shrink-to-fit" style:shrink-to-fit="true">
        <text:list-style style:name="VandyOnly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176cm" fo:margin-bottom="0cm" fo:text-indent="0cm"/>
      <style:text-properties fo:font-variant="normal" fo:text-transform="none" style:use-window-font-color="true" style:text-outline="false" style:text-line-through-style="none" style:text-line-through-type="none" style:font-name="Arial1" fo:font-family="Arial" style:font-family-generic="swiss" fo:font-size="139.30000305175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3-outline2" style:family="presentation" style:parent-style-name="VandyOnly13-outline1">
      <style:paragraph-properties fo:margin-left="0cm" fo:margin-right="0cm" fo:margin-top="1.74cm" fo:margin-bottom="0cm" fo:text-indent="0cm"/>
      <style:text-properties style:font-name="Arial1" fo:font-family="Arial" style:font-family-generic="swiss" fo:font-size="121.900001525879pt" style:font-size-asian="28pt" style:font-size-complex="28pt"/>
    </style:style>
    <style:style style:name="VandyOnly13-outline3" style:family="presentation" style:parent-style-name="VandyOnly13-outline2">
      <style:paragraph-properties fo:margin-left="0cm" fo:margin-right="0cm" fo:margin-top="1.305cm" fo:margin-bottom="0cm" fo:text-indent="0cm"/>
      <style:text-properties style:font-name="Arial1" fo:font-family="Arial" style:font-family-generic="swiss" fo:font-size="104.5pt" style:font-size-asian="24pt" style:font-size-complex="24pt"/>
    </style:style>
    <style:style style:name="VandyOnly13-outline4" style:family="presentation" style:parent-style-name="VandyOnly13-outline3">
      <style:paragraph-properties fo:margin-left="0cm" fo:margin-right="0cm" fo:margin-top="0.87cm" fo:margin-bottom="0cm" fo:text-indent="0cm"/>
      <style:text-properties style:font-name="Arial1" fo:font-family="Arial" style:font-family-generic="swiss" fo:font-size="87.0999984741211pt" style:font-size-asian="20pt" style:font-size-complex="20pt"/>
    </style:style>
    <style:style style:name="VandyOnly13-outline5" style:family="presentation" style:parent-style-name="VandyOnly13-outline4">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6" style:family="presentation" style:parent-style-name="VandyOnly13-outline5">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7" style:family="presentation" style:parent-style-name="VandyOnly13-outline6">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8" style:family="presentation" style:parent-style-name="VandyOnly13-outline7">
      <style:paragraph-properties fo:margin-left="0cm" fo:margin-right="0cm" fo:margin-top="0.435cm" fo:margin-bottom="0cm" fo:text-indent="0cm"/>
      <style:text-properties fo:font-size="87.0999984741211pt" style:font-size-asian="20pt" style:font-size-complex="20pt"/>
    </style:style>
    <style:style style:name="VandyOnly13-outline9" style:family="presentation" style:parent-style-name="VandyOnly13-outline8">
      <style:paragraph-properties fo:margin-left="0cm" fo:margin-right="0cm" fo:margin-top="0.435cm" fo:margin-bottom="0cm" fo:text-indent="0cm"/>
      <style:text-properties fo:font-size="87.0999984741211pt" style:font-size-asian="20pt" style:font-size-complex="20pt"/>
    </style:style>
    <style:style style:name="VandyOnly13-subtitle" style:family="presentation">
      <style:graphic-properties draw:stroke="none" draw:fill="none" draw:textarea-vertical-align="middle">
        <text:list-style style:name="VandyOnly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3-title" style:family="presentation">
      <style:graphic-properties draw:stroke="none" draw:fill="none" draw:textarea-vertical-align="middle">
        <text:list-style style:name="VandyOnly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1" fo:font-family="Arial" style:font-family-generic="swiss" fo:font-size="191.5pt" fo:font-style="normal" fo:text-shadow="1pt 1pt"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andyOnly14-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text-properties style:letter-kerning="true"/>
    </style:style>
    <style:style style:name="VandyOnly14-backgroundobjects" style:family="presentation">
      <style:graphic-properties draw:textarea-horizontal-align="justify" draw:shadow="hidden" draw:shadow-offset-x="0.2cm" draw:shadow-offset-y="0.2cm" draw:shadow-color="#808080"/>
      <style:text-properties style:letter-kerning="true"/>
    </style:style>
    <style:style style:name="VandyOnly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ndyOnly14-outline1" style:family="presentation">
      <style:graphic-properties draw:stroke="none" draw:fill="none" draw:auto-grow-height="false" draw:fit-to-size="shrink-to-fit" style:shrink-to-fit="true">
        <text:list-style style:name="VandyOnly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176cm" fo:margin-bottom="0cm" fo:text-indent="0cm"/>
      <style:text-properties fo:font-variant="normal" fo:text-transform="none" style:use-window-font-color="true" style:text-outline="false" style:text-line-through-style="none" style:text-line-through-type="none" style:font-name="Arial1" fo:font-family="Arial" style:font-family-generic="swiss" fo:font-size="139.30000305175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4-outline2" style:family="presentation" style:parent-style-name="VandyOnly14-outline1">
      <style:paragraph-properties fo:margin-left="0cm" fo:margin-right="0cm" fo:margin-top="1.74cm" fo:margin-bottom="0cm" fo:text-indent="0cm"/>
      <style:text-properties style:font-name="Arial1" fo:font-family="Arial" style:font-family-generic="swiss" fo:font-size="121.900001525879pt" style:font-size-asian="28pt" style:font-size-complex="28pt"/>
    </style:style>
    <style:style style:name="VandyOnly14-outline3" style:family="presentation" style:parent-style-name="VandyOnly14-outline2">
      <style:paragraph-properties fo:margin-left="0cm" fo:margin-right="0cm" fo:margin-top="1.305cm" fo:margin-bottom="0cm" fo:text-indent="0cm"/>
      <style:text-properties style:font-name="Arial1" fo:font-family="Arial" style:font-family-generic="swiss" fo:font-size="104.5pt" style:font-size-asian="24pt" style:font-size-complex="24pt"/>
    </style:style>
    <style:style style:name="VandyOnly14-outline4" style:family="presentation" style:parent-style-name="VandyOnly14-outline3">
      <style:paragraph-properties fo:margin-left="0cm" fo:margin-right="0cm" fo:margin-top="0.87cm" fo:margin-bottom="0cm" fo:text-indent="0cm"/>
      <style:text-properties style:font-name="Arial1" fo:font-family="Arial" style:font-family-generic="swiss" fo:font-size="87.0999984741211pt" style:font-size-asian="20pt" style:font-size-complex="20pt"/>
    </style:style>
    <style:style style:name="VandyOnly14-outline5" style:family="presentation" style:parent-style-name="VandyOnly14-outline4">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6" style:family="presentation" style:parent-style-name="VandyOnly14-outline5">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7" style:family="presentation" style:parent-style-name="VandyOnly14-outline6">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8" style:family="presentation" style:parent-style-name="VandyOnly14-outline7">
      <style:paragraph-properties fo:margin-left="0cm" fo:margin-right="0cm" fo:margin-top="0.435cm" fo:margin-bottom="0cm" fo:text-indent="0cm"/>
      <style:text-properties fo:font-size="87.0999984741211pt" style:font-size-asian="20pt" style:font-size-complex="20pt"/>
    </style:style>
    <style:style style:name="VandyOnly14-outline9" style:family="presentation" style:parent-style-name="VandyOnly14-outline8">
      <style:paragraph-properties fo:margin-left="0cm" fo:margin-right="0cm" fo:margin-top="0.435cm" fo:margin-bottom="0cm" fo:text-indent="0cm"/>
      <style:text-properties fo:font-size="87.0999984741211pt" style:font-size-asian="20pt" style:font-size-complex="20pt"/>
    </style:style>
    <style:style style:name="VandyOnly14-subtitle" style:family="presentation">
      <style:graphic-properties draw:stroke="none" draw:fill="none" draw:textarea-vertical-align="middle">
        <text:list-style style:name="VandyOnly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4-title" style:family="presentation">
      <style:graphic-properties draw:stroke="none" draw:fill="none" draw:textarea-vertical-align="middle">
        <text:list-style style:name="VandyOnly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1" fo:font-family="Arial" style:font-family-generic="swiss" fo:font-size="191.5pt" fo:font-style="normal" fo:text-shadow="1pt 1pt"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color="#ffffff" draw:fill-image-name="background" draw:fill-image-width="3.316cm" draw:fill-image-height="3.316cm" style:repeat="stretch" draw:fill-image-ref-point-x="0%" draw:fill-image-ref-point-y="0%" draw:fill-image-ref-point="center" draw:tile-repeat-offset="0% vertical"/>
    </style:style>
    <style:style style:name="Mdp2" style:family="drawing-page">
      <style:drawing-page-properties draw:background-size="border" draw:fill="bitmap" draw:fill-image-name="background" draw:fill-image-width="3.316cm" draw:fill-image-height="3.316cm" style:repeat="stretch" draw:fill-image-ref-point-x="0%" draw:fill-image-ref-point-y="0%" draw:fill-image-ref-point="center" draw:tile-repeat-offset="0% vertical"/>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62b1" draw:stroke-linejoin="round" draw:fill="solid" draw:fill-color="#0062b1" draw:textarea-horizontal-align="left" draw:textarea-vertical-align="middle" draw:auto-grow-height="false" fo:min-height="0.675cm" fo:min-width="121.423cm" fo:padding-top="0.13cm" fo:padding-bottom="0.13cm" fo:padding-left="0.25cm" fo:padding-right="0.25cm" fo:wrap-option="no-wrap" draw:shadow="hidden"/>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svg:stroke-color="#0062b1" draw:fill="solid" draw:fill-color="#0062b1" draw:textarea-horizontal-align="center" draw:textarea-vertical-align="middle" draw:shadow-offset-x="0.305cm" draw:shadow-offset-y="0.305cm"/>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andyOnly1-title">
      <style:graphic-properties draw:auto-grow-height="false" fo:min-height="3.508cm"/>
    </style:style>
    <style:style style:name="Mpr2" style:family="presentation" style:parent-style-name="VandyOnly1-backgroundobjects">
      <style:graphic-properties draw:stroke="none" draw:fill="none" draw:fill-color="#ffffff" draw:auto-grow-height="false" fo:min-height="1.449cm"/>
    </style:style>
    <style:style style:name="Mpr3" style:family="presentation" style:parent-style-name="VandyOnly11-title">
      <style:graphic-properties draw:fill-color="#ffffff" draw:auto-grow-height="false" fo:min-height="3.508cm"/>
    </style:style>
    <style:style style:name="Mpr4" style:family="presentation" style:parent-style-name="VandyOnly11-backgroundobjects">
      <style:graphic-properties draw:stroke="none" draw:fill="none" draw:fill-color="#ffffff" draw:auto-grow-height="false" fo:min-height="1.449cm"/>
    </style:style>
    <style:style style:name="Mpr5" style:family="presentation" style:parent-style-name="VandyOnly12-title">
      <style:graphic-properties draw:fill-color="#ffffff" draw:auto-grow-height="false" fo:min-height="3.508cm"/>
    </style:style>
    <style:style style:name="Mpr6" style:family="presentation" style:parent-style-name="VandyOnly12-backgroundobjects">
      <style:graphic-properties draw:stroke="none" draw:fill="none" draw:fill-color="#ffffff" draw:auto-grow-height="false" fo:min-height="1.449cm"/>
    </style:style>
    <style:style style:name="Mpr7" style:family="presentation" style:parent-style-name="VandyOnly13-title">
      <style:graphic-properties draw:auto-grow-height="false" fo:min-height="3.508cm"/>
    </style:style>
    <style:style style:name="Mpr8" style:family="presentation" style:parent-style-name="VandyOnly13-outline1">
      <style:graphic-properties fo:min-height="12.183cm"/>
    </style:style>
    <style:style style:name="Mpr9" style:family="presentation" style:parent-style-name="VandyOnly13-backgroundobjects">
      <style:graphic-properties draw:stroke="none" draw:fill="none" draw:fill-color="#ffffff" draw:auto-grow-height="false" fo:min-height="1.449cm"/>
    </style:style>
    <style:style style:name="Mpr10" style:family="presentation" style:parent-style-name="VandyOnly13-backgroundobjects">
      <style:graphic-properties draw:stroke="none" draw:fill="none" draw:fill-color="#ffffff" draw:auto-grow-height="false" fo:min-height="1.397cm"/>
    </style:style>
    <style:style style:name="Mpr11" style:family="presentation" style:parent-style-name="VandyOnly13-backgroundobjects">
      <style:graphic-properties draw:stroke="none" draw:fill="none" draw:fill-color="#ffffff" draw:textarea-vertical-align="bottom" draw:auto-grow-height="false" fo:min-height="1.397cm"/>
    </style:style>
    <style:style style:name="Mpr12" style:family="presentation" style:parent-style-name="VandyOnly14-title">
      <style:graphic-properties draw:auto-grow-height="false" fo:min-height="3.508cm"/>
    </style:style>
    <style:style style:name="Mpr13" style:family="presentation" style:parent-style-name="VandyOnly14-outline1">
      <style:graphic-properties fo:min-height="12.183cm"/>
    </style:style>
    <style:style style:name="Mpr14" style:family="presentation" style:parent-style-name="VandyOnly14-backgroundobjects">
      <style:graphic-properties draw:stroke="none" draw:fill="none" draw:fill-color="#ffffff" draw:auto-grow-height="false" fo:min-height="1.449cm"/>
    </style:style>
    <style:style style:name="Mpr15" style:family="presentation" style:parent-style-name="VandyOnly14-backgroundobjects">
      <style:graphic-properties draw:stroke="none" draw:fill="none" draw:fill-color="#ffffff" draw:auto-grow-height="false" fo:min-height="1.397cm"/>
    </style:style>
    <style:style style:name="Mpr16" style:family="presentation" style:parent-style-name="VandyOnly14-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solid" draw:fill-color="#0062b1"/>
      <style:paragraph-properties style:writing-mode="lr-tb"/>
    </style:style>
    <style:style style:name="MP6" style:family="paragraph">
      <loext:graphic-properties draw:fill="none" draw:fill-color="#ffffff"/>
      <style:paragraph-properties fo:text-align="center" style:writing-mode="lr-tb"/>
      <style:text-properties fo:font-size="24pt"/>
    </style:style>
    <style:style style:name="MP7" style:family="paragraph">
      <loext:graphic-properties draw:fill="none" draw:fill-color="#ffffff"/>
      <style:paragraph-properties fo:text-align="center"/>
    </style:style>
    <style:style style:name="MP8" style:family="paragraph">
      <loext:graphic-properties draw:fill="none" draw:fill-color="#ffffff"/>
    </style:style>
    <style:style style:name="MP9" style:family="paragraph">
      <loext:graphic-properties draw:fill="solid" draw:fill-color="#ffffff"/>
      <style:paragraph-properties fo:text-align="center"/>
    </style:style>
    <style:style style:name="MP10" style:family="paragraph">
      <style:paragraph-properties fo:margin-left="0cm" fo:margin-right="0cm" fo:text-indent="0cm"/>
    </style:style>
    <style:style style:name="MP11" style:family="paragraph">
      <loext:graphic-properties draw:fill-color="#ffffff"/>
      <style:paragraph-properties fo:margin-left="0cm" fo:margin-right="0cm" fo:text-indent="0cm"/>
    </style:style>
    <style:style style:name="MP12" style:family="paragraph">
      <loext:graphic-properties draw:fill="solid" draw:fill-color="#0062b1"/>
      <style:paragraph-properties fo:text-align="center"/>
    </style:style>
    <style:style style:name="MP13" style:family="paragraph">
      <loext:graphic-properties draw:fill="none"/>
      <style:paragraph-properties fo:text-align="center"/>
    </style:style>
    <style:style style:name="MP14" style:family="paragraph">
      <style:paragraph-properties fo:margin-left="0cm" fo:margin-right="0cm" fo:text-align="center"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6" style:family="paragraph">
      <style:text-properties fo:font-size="14pt" style:font-size-asian="14pt" style:font-size-complex="14pt"/>
    </style:style>
    <style:style style:name="MP17" style:family="paragraph">
      <loext:graphic-properties draw:fill="none" draw:fill-color="#ffffff"/>
      <style:text-properties fo:font-size="14pt" style:font-size-asian="14pt" style:font-size-complex="14pt"/>
    </style:style>
    <style:style style:name="MP18" style:family="paragraph">
      <style:paragraph-properties fo:text-align="center"/>
      <style:text-properties fo:font-size="14pt" style:font-size-asian="14pt" style:font-size-complex="14pt"/>
    </style:style>
    <style:style style:name="MP19" style:family="paragraph">
      <loext:graphic-properties draw:fill="none" draw:fill-color="#ffffff"/>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loext:graphic-properties draw:fill="none" draw:fill-color="#ffffff"/>
      <style:paragraph-properties fo:text-align="end"/>
      <style:text-properties fo:font-size="14pt" style:font-size-asian="14pt" style:font-size-complex="14pt"/>
    </style:style>
    <style:style style:name="MP22" style:family="paragraph">
      <loext:graphic-properties draw:fill="non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style:font-name="Arial"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VandyOnly1" style:page-layout-name="PM1" draw:style-name="Mdp1">
      <draw:frame presentation:style-name="Mpr1" draw:layer="backgroundobjects" svg:width="104.088cm" svg:height="11.736cm" svg:x="8.95cm" svg:y="8.767cm" presentation:class="title">
        <draw:text-box>
          <text:p>Click to edit the title text format</text:p>
        </draw:text-box>
      </draw:frame>
      <draw:frame presentation:style-name="VandyOnly1-outline1" draw:layer="backgroundobjects" svg:width="104.088cm" svg:height="53.035cm" svg:x="8.95cm" svg:y="25.404cm" presentation:class="outline" presentation:placeholder="true">
        <draw:text-box/>
      </draw:frame>
      <draw:custom-shape draw:style-name="Mgr3" draw:text-style-name="MP5" draw:layer="backgroundobjects" svg:width="121.933cm" svg:height="0.945cm" svg:x="0.001cm" svg:y="90.469cm">
        <text:p/>
        <draw:enhanced-geometry svg:viewBox="0 0 21600 21600" draw:path-stretchpoint-x="10800" draw:path-stretchpoint-y="10800" draw:text-areas="?f3 ?f4 ?f5 ?f6" draw:type="round-rectangle" draw:modifiers="4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4" draw:text-style-name="MP6" draw:layer="backgroundobjects" svg:width="12.771cm" svg:height="12.763cm" svg:x="0.004cm" svg:y="0.004cm">
        <draw:image xlink:href="Pictures/100002010000006E0000006EC7782D05B18A85A9.png" xlink:type="simple" xlink:show="embed" xlink:actuate="onLoad">
          <text:p/>
        </draw:image>
      </draw:frame>
      <draw:frame draw:style-name="Mgr5" draw:text-style-name="MP7" draw:layer="backgroundobjects" svg:width="41.984cm" svg:height="6.09cm" svg:x="79.56cm" svg:y="0.152cm">
        <draw:image xlink:href="Pictures/10000200000001E20000004613FBE0556271CFE4.gif" xlink:type="simple" xlink:show="embed" xlink:actuate="onLoad">
          <text:p/>
        </draw:image>
      </draw:frame>
      <draw:frame presentation:style-name="Mpr2" draw:text-style-name="MP8" draw:layer="backgroundobjects" svg:width="9.53cm" svg:height="3.931cm" svg:x="110.634cm" svg:y="85.672cm" presentation:class="page-number">
        <draw:text-box>
          <text:p><text:page-number>&lt;number&gt;</text:page-number></text:p>
        </draw:text-box>
      </draw:frame>
      <presentation:notes style:page-layout-name="PM2">
        <draw:rect draw:style-name="Mgr6" draw:text-style-name="MP9" draw:layer="backgroundobjects" svg:width="21.59cm" svg:height="27.94cm" svg:x="0cm" svg:y="0cm">
          <text:p/>
        </draw:rect>
        <draw:page-thumbnail presentation:style-name="VandyOnly1-title" draw:layer="backgroundobjects" svg:width="13.127cm" svg:height="9.006cm" svg:x="4.537cm" svg:y="2.627cm" presentation:class="page"/>
        <draw:frame presentation:style-name="VandyOnly1-notes" draw:layer="backgroundobjects" svg:width="15.447cm" svg:height="9.994cm" svg:x="3.386cm" svg:y="12.509cm" presentation:class="notes" presentation:placeholder="true">
          <draw:text-box/>
        </draw:frame>
      </presentation:notes>
    </style:master-page>
    <style:master-page style:name="VandyOnly11" style:page-layout-name="PM1" draw:style-name="Mdp2">
      <draw:frame presentation:style-name="Mpr3" draw:text-style-name="MP11" draw:layer="backgroundobjects" svg:width="104.11cm" svg:height="9.577cm" svg:x="8.946cm" svg:y="10.656cm" presentation:class="title">
        <draw:text-box>
          <text:p text:style-name="MP10">Click to edit the title</text:p>
        </draw:text-box>
      </draw:frame>
      <draw:frame presentation:style-name="VandyOnly11-outline1" draw:layer="backgroundobjects" svg:width="104.11cm" svg:height="53.035cm" svg:x="8.946cm" svg:y="25.408cm" presentation:class="outline" presentation:placeholder="true">
        <draw:text-box/>
      </draw:frame>
      <draw:rect draw:style-name="Mgr7" draw:text-style-name="MP12" draw:layer="backgroundobjects" svg:width="121.92cm" svg:height="0.945cm" svg:x="-0.009cm" svg:y="90.481cm">
        <text:p/>
      </draw:rect>
      <draw:frame draw:style-name="Mgr8" draw:text-style-name="MP13" draw:layer="backgroundobjects" svg:width="41.984cm" svg:height="6.09cm" svg:x="76.943cm" svg:y="2.324cm">
        <draw:image xlink:href="Pictures/10000200000001E20000004613FBE0556271CFE4.gif" xlink:type="simple" xlink:show="embed" xlink:actuate="onLoad">
          <text:p/>
        </draw:image>
      </draw:frame>
      <draw:frame presentation:style-name="Mpr4" draw:text-style-name="MP15" draw:layer="backgroundobjects" svg:width="38.644cm" svg:height="6.303cm" svg:x="41.688cm" svg:y="83.295cm" presentation:class="footer">
        <draw:text-box>
          <text:p text:style-name="MP14"><text:span text:style-name="MT2"><presentation:footer/></text:span></text:p>
        </draw:text-box>
      </draw:frame>
      <draw:frame presentation:style-name="Mpr4" draw:text-style-name="MP2" draw:layer="backgroundobjects" svg:width="28.399cm" svg:height="6.303cm" svg:x="6.089cm" svg:y="83.295cm" presentation:class="date-time">
        <draw:text-box>
          <text:p text:style-name="MP1"><text:span text:style-name="MT3"><presentation:date-time/></text:span></text:p>
        </draw:text-box>
      </draw:frame>
      <draw:frame presentation:style-name="Mpr4" draw:text-style-name="MP4" draw:layer="backgroundobjects" svg:width="28.399cm" svg:height="6.303cm" svg:x="87.409cm" svg:y="83.295cm" presentation:class="page-number">
        <draw:text-box>
          <text:p text:style-name="MP3"><text:span text:style-name="MT1"><text:page-number>&lt;number&gt;</text:page-number></text:span></text:p>
        </draw:text-box>
      </draw:frame>
      <draw:frame draw:style-name="Mgr4" draw:text-style-name="MP6" draw:layer="backgroundobjects" svg:width="12.771cm" svg:height="12.763cm" svg:x="0.004cm" svg:y="0.004cm">
        <draw:image xlink:href="Pictures/100002010000006E0000006EC7782D05B18A85A9.png" xlink:type="simple" xlink:show="embed" xlink:actuate="onLoad">
          <text:p/>
        </draw:image>
      </draw:frame>
      <presentation:notes style:page-layout-name="PM2">
        <draw:page-thumbnail presentation:style-name="VandyOnly11-title" draw:layer="backgroundobjects" svg:width="13.133cm" svg:height="9.007cm" svg:x="4.537cm" svg:y="2.628cm" presentation:class="page"/>
        <draw:frame presentation:style-name="VandyOnly11-notes" draw:layer="backgroundobjects" svg:width="15.45cm" svg:height="9.998cm" svg:x="3.386cm" svg:y="12.51cm" presentation:class="notes" presentation:placeholder="true">
          <draw:text-box/>
        </draw:frame>
      </presentation:notes>
    </style:master-page>
    <style:master-page style:name="VandyOnly12" style:page-layout-name="PM1" draw:style-name="Mdp2">
      <draw:frame presentation:style-name="Mpr5" draw:text-style-name="MP11" draw:layer="backgroundobjects" svg:width="104.144cm" svg:height="8.467cm" svg:x="8.95cm" svg:y="11.326cm" presentation:class="title">
        <draw:text-box>
          <text:p text:style-name="MP10">Click to edit the title</text:p>
        </draw:text-box>
      </draw:frame>
      <draw:frame presentation:style-name="VandyOnly12-outline1" draw:layer="backgroundobjects" svg:width="104.144cm" svg:height="53.035cm" svg:x="8.95cm" svg:y="25.404cm" presentation:class="outline" presentation:placeholder="true">
        <draw:text-box/>
      </draw:frame>
      <draw:rect draw:style-name="Mgr7" draw:text-style-name="MP12" draw:layer="backgroundobjects" svg:width="121.96cm" svg:height="0.945cm" svg:x="-0.004cm" svg:y="90.46cm">
        <text:p/>
      </draw:rect>
      <draw:frame presentation:style-name="Mpr6" draw:text-style-name="MP15" draw:layer="backgroundobjects" svg:width="38.657cm" svg:height="3.887cm" svg:x="41.705cm" svg:y="85.689cm" presentation:class="footer">
        <draw:text-box>
          <text:p text:style-name="MP14"><text:span text:style-name="MT2"><presentation:footer/></text:span></text:p>
        </draw:text-box>
      </draw:frame>
      <draw:frame presentation:style-name="Mpr6" draw:text-style-name="MP2" draw:layer="backgroundobjects" svg:width="28.408cm" svg:height="3.887cm" svg:x="6.093cm" svg:y="85.689cm" presentation:class="date-time">
        <draw:text-box>
          <text:p text:style-name="MP1"><text:span text:style-name="MT2"><presentation:date-time/></text:span></text:p>
        </draw:text-box>
      </draw:frame>
      <draw:frame presentation:style-name="Mpr6" draw:text-style-name="MP4" draw:layer="backgroundobjects" svg:width="28.408cm" svg:height="3.887cm" svg:x="87.44cm" svg:y="85.689cm" presentation:class="page-number">
        <draw:text-box>
          <text:p text:style-name="MP3"><text:span text:style-name="MT2"><text:page-number>&lt;number&gt;</text:page-number></text:span></text:p>
        </draw:text-box>
      </draw:frame>
      <presentation:notes style:page-layout-name="PM2">
        <draw:page-thumbnail presentation:style-name="VandyOnly12-title" draw:layer="backgroundobjects" svg:width="13.133cm" svg:height="9.007cm" svg:x="4.537cm" svg:y="2.628cm" presentation:class="page"/>
        <draw:frame presentation:style-name="VandyOnly12-notes" draw:layer="backgroundobjects" svg:width="15.45cm" svg:height="9.998cm" svg:x="3.386cm" svg:y="12.51cm" presentation:class="notes" presentation:placeholder="true">
          <draw:text-box/>
        </draw:frame>
      </presentation:notes>
    </style:master-page>
    <style:master-page style:name="VandyOnly13" style:page-layout-name="PM1" draw:style-name="Mdp2">
      <draw:frame presentation:style-name="Mpr7" draw:layer="backgroundobjects" svg:width="109.72cm" svg:height="15.266cm" svg:x="6.093cm" svg:y="3.647cm" presentation:class="title">
        <draw:text-box>
          <text:p>Click to edit the title text format</text:p>
        </draw:text-box>
      </draw:frame>
      <draw:frame presentation:style-name="Mpr8" draw:layer="backgroundobjects" svg:width="109.72cm" svg:height="53.029cm" svg:x="6.093cm" svg:y="21.395cm" presentation:class="outline">
        <draw:text-box>
          <text:list text:style-name="ML6">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17" draw:layer="backgroundobjects" svg:width="28.399cm" svg:height="6.303cm" svg:x="6.093cm" svg:y="83.299cm" presentation:class="date-time">
        <draw:text-box>
          <text:p text:style-name="MP16"><text:span text:style-name="MT1"><presentation:date-time/></text:span></text:p>
        </draw:text-box>
      </draw:frame>
      <draw:frame presentation:style-name="Mpr9" draw:text-style-name="MP19" draw:layer="backgroundobjects" svg:width="38.644cm" svg:height="6.303cm" svg:x="41.692cm" svg:y="83.299cm" presentation:class="footer">
        <draw:text-box>
          <text:p text:style-name="MP18"><text:span text:style-name="MT1"><presentation:footer/></text:span></text:p>
        </draw:text-box>
      </draw:frame>
      <draw:frame presentation:style-name="Mpr9" draw:text-style-name="MP21" draw:layer="backgroundobjects" svg:width="28.399cm" svg:height="6.303cm" svg:x="87.414cm" svg:y="83.299cm" presentation:class="page-number">
        <draw:text-box>
          <text:p text:style-name="MP20"><text:span text:style-name="MT1"><text:page-number>&lt;number&gt;</text:page-number></text:span></text:p>
        </draw:text-box>
      </draw:frame>
      <draw:frame draw:style-name="Mgr8" draw:text-style-name="MP13" draw:layer="backgroundobjects" svg:width="41.998cm" svg:height="6.09cm" svg:x="78.711cm" svg:y="2.328cm">
        <draw:image xlink:href="Pictures/10000200000001E20000004613FBE0556271CFE4.gif" xlink:type="simple" xlink:show="embed" xlink:actuate="onLoad">
          <text:p/>
        </draw:image>
      </draw:frame>
      <draw:frame draw:style-name="Mgr9" draw:text-style-name="MP22" draw:layer="backgroundobjects" svg:width="10.715cm" svg:height="8.75cm" svg:x="1.454cm" svg:y="1.201cm">
        <draw:image xlink:href="Pictures/100000000000005D0000004CEF046F6C0C42FB4C.png" xlink:type="simple" xlink:show="embed" xlink:actuate="onLoad">
          <text:p/>
        </draw:image>
      </draw:frame>
      <draw:rect draw:style-name="Mgr7" draw:text-style-name="MP12" draw:layer="backgroundobjects" svg:width="121.96cm" svg:height="0.945cm" svg:x="-0.004cm" svg:y="90.464cm">
        <text:p/>
      </draw:rect>
      <presentation:notes style:page-layout-name="PM2">
        <draw:page-thumbnail presentation:style-name="VandyOnly13-title" draw:layer="backgroundobjects" svg:width="13.959cm" svg:height="10.476cm" svg:x="3.815cm" svg:y="2.123cm" presentation:class="page"/>
        <draw:frame presentation:style-name="VandyOnly13-notes" draw:layer="backgroundobjects" svg:width="17.271cm" svg:height="12.572cm" svg:x="2.159cm" svg:y="13.271cm" presentation:class="notes" presentation:placeholder="true">
          <draw:text-box/>
        </draw:frame>
        <draw:frame presentation:style-name="Mpr10" draw:text-style-name="MP17" draw:layer="backgroundobjects" svg:width="9.369cm" svg:height="1.396cm" svg:x="0cm" svg:y="0cm" presentation:class="header">
          <draw:text-box>
            <text:p text:style-name="MP16"><text:span text:style-name="MT1"><presentation:header/></text:span></text:p>
          </draw:text-box>
        </draw:frame>
        <draw:frame presentation:style-name="Mpr10" draw:text-style-name="MP21" draw:layer="backgroundobjects" svg:width="9.369cm" svg:height="1.396cm" svg:x="12.22cm" svg:y="0cm" presentation:class="date-time">
          <draw:text-box>
            <text:p text:style-name="MP20"><text:span text:style-name="MT1"><presentation:date-time/></text:span></text:p>
          </draw:text-box>
        </draw:frame>
        <draw:frame presentation:style-name="Mpr11" draw:text-style-name="MP17" draw:layer="backgroundobjects" svg:width="9.369cm" svg:height="1.396cm" svg:x="0cm" svg:y="26.543cm" presentation:class="footer">
          <draw:text-box>
            <text:p text:style-name="MP16"><text:span text:style-name="MT1"><presentation:footer/></text:span></text:p>
          </draw:text-box>
        </draw:frame>
        <draw:frame presentation:style-name="Mpr11" draw:text-style-name="MP21"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VandyOnly14" style:page-layout-name="PM1" draw:style-name="Mdp2">
      <draw:frame presentation:style-name="Mpr12" draw:layer="backgroundobjects" svg:width="109.72cm" svg:height="15.266cm" svg:x="6.093cm" svg:y="3.647cm" presentation:class="title">
        <draw:text-box>
          <text:p>Click to edit the title text format</text:p>
        </draw:text-box>
      </draw:frame>
      <draw:frame presentation:style-name="Mpr13" draw:layer="backgroundobjects" svg:width="109.72cm" svg:height="53.029cm" svg:x="6.093cm" svg:y="21.395cm" presentation:class="outline">
        <draw:text-box>
          <text:list text:style-name="ML6">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17" draw:layer="backgroundobjects" svg:width="28.399cm" svg:height="6.303cm" svg:x="6.093cm" svg:y="83.299cm" presentation:class="date-time">
        <draw:text-box>
          <text:p text:style-name="MP16"><text:span text:style-name="MT1"><presentation:date-time/></text:span></text:p>
        </draw:text-box>
      </draw:frame>
      <draw:frame presentation:style-name="Mpr14" draw:text-style-name="MP19" draw:layer="backgroundobjects" svg:width="38.644cm" svg:height="6.303cm" svg:x="41.692cm" svg:y="83.299cm" presentation:class="footer">
        <draw:text-box>
          <text:p text:style-name="MP18"><text:span text:style-name="MT1"><presentation:footer/></text:span></text:p>
        </draw:text-box>
      </draw:frame>
      <draw:frame presentation:style-name="Mpr14" draw:text-style-name="MP21" draw:layer="backgroundobjects" svg:width="28.399cm" svg:height="6.303cm" svg:x="87.414cm" svg:y="83.299cm" presentation:class="page-number">
        <draw:text-box>
          <text:p text:style-name="MP20"><text:span text:style-name="MT1"><text:page-number>&lt;number&gt;</text:page-number></text:span></text:p>
        </draw:text-box>
      </draw:frame>
      <draw:frame draw:style-name="Mgr8" draw:text-style-name="MP13" draw:layer="backgroundobjects" svg:width="41.998cm" svg:height="6.09cm" svg:x="78.711cm" svg:y="2.328cm">
        <draw:image xlink:href="Pictures/10000200000001E20000004613FBE0556271CFE4.gif" xlink:type="simple" xlink:show="embed" xlink:actuate="onLoad">
          <text:p/>
        </draw:image>
      </draw:frame>
      <draw:frame draw:style-name="Mgr9" draw:text-style-name="MP22" draw:layer="backgroundobjects" svg:width="10.715cm" svg:height="8.75cm" svg:x="1.454cm" svg:y="1.201cm">
        <draw:image xlink:href="Pictures/100000000000005D0000004CEF046F6C0C42FB4C.png" xlink:type="simple" xlink:show="embed" xlink:actuate="onLoad">
          <text:p/>
        </draw:image>
      </draw:frame>
      <draw:rect draw:style-name="Mgr7" draw:text-style-name="MP12" draw:layer="backgroundobjects" svg:width="121.96cm" svg:height="0.945cm" svg:x="-0.004cm" svg:y="90.464cm">
        <text:p/>
      </draw:rect>
      <presentation:notes style:page-layout-name="PM2">
        <draw:page-thumbnail presentation:style-name="VandyOnly14-title" draw:layer="backgroundobjects" svg:width="13.959cm" svg:height="10.476cm" svg:x="3.815cm" svg:y="2.123cm" presentation:class="page"/>
        <draw:frame presentation:style-name="VandyOnly14-notes" draw:layer="backgroundobjects" svg:width="17.271cm" svg:height="12.572cm" svg:x="2.159cm" svg:y="13.271cm" presentation:class="notes" presentation:placeholder="true">
          <draw:text-box/>
        </draw:frame>
        <draw:frame presentation:style-name="Mpr15" draw:text-style-name="MP17" draw:layer="backgroundobjects" svg:width="9.369cm" svg:height="1.396cm" svg:x="0cm" svg:y="0cm" presentation:class="header">
          <draw:text-box>
            <text:p text:style-name="MP16"><text:span text:style-name="MT1"><presentation:header/></text:span></text:p>
          </draw:text-box>
        </draw:frame>
        <draw:frame presentation:style-name="Mpr15" draw:text-style-name="MP21" draw:layer="backgroundobjects" svg:width="9.369cm" svg:height="1.396cm" svg:x="12.22cm" svg:y="0cm" presentation:class="date-time">
          <draw:text-box>
            <text:p text:style-name="MP20"><text:span text:style-name="MT1"><presentation:date-time/></text:span></text:p>
          </draw:text-box>
        </draw:frame>
        <draw:frame presentation:style-name="Mpr16" draw:text-style-name="MP17" draw:layer="backgroundobjects" svg:width="9.369cm" svg:height="1.396cm" svg:x="0cm" svg:y="26.543cm" presentation:class="footer">
          <draw:text-box>
            <text:p text:style-name="MP16"><text:span text:style-name="MT1"><presentation:footer/></text:span></text:p>
          </draw:text-box>
        </draw:frame>
        <draw:frame presentation:style-name="Mpr16" draw:text-style-name="MP21" draw:layer="backgroundobjects" svg:width="9.369cm" svg:height="1.396cm" svg:x="12.22cm" svg:y="26.543cm" presentation:class="page-number">
          <draw:text-box>
            <text:p text:style-name="MP2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6.2$Linux_X86_64 LibreOffice_project/40$Build-2</meta:generator>
    <meta:editing-cycles>23</meta:editing-cycles>
    <meta:editing-duration>PT1H29M24S</meta:editing-duration>
    <dc:title>Music of the Spheres</dc:title>
    <meta:creation-date>2018-04-07T14:42:44.609570348</meta:creation-date>
    <dc:date>2018-04-07T18:19:03.085219760</dc:date>
    <dc:creator>William Gabella</dc:creator>
    <dc:description>For the 2018 APS conference in Colombus, OH, April 15th Poster session.
By Bill Gabella with input from collaborators.</dc:description>
    <meta:keyword>gravitational waves</meta:keyword>
    <meta:keyword>exoplanets</meta:keyword>
    <dc:subject>Gravitational Waves from exoplanets</dc:subject>
    <meta:document-statistic meta:object-count="93"/>
    <meta:user-defined meta:name="Info 1"/>
    <meta:user-defined meta:name="Info 2"/>
    <meta:user-defined meta:name="Info 3"/>
    <meta:user-defined meta:name="Info 4"/>
  </office:meta>
</office:document-meta>
</file>